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5.622cm"/>
    </style:style>
    <style:style style:name="Table1.C" style:family="table-column">
      <style:table-column-properties style:column-width="3.064cm"/>
    </style:style>
    <style:style style:name="Table1.D" style:family="table-column">
      <style:table-column-properties style:column-width="3.447cm"/>
    </style:style>
    <style:style style:name="Table1.E" style:family="table-column">
      <style:table-column-properties style:column-width="4.1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e931" officeooo:paragraph-rsid="001ee9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1fa3f2" officeooo:paragraph-rsid="001fa3f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ee931" officeooo:paragraph-rsid="001ee93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c08a" officeooo:paragraph-rsid="0020c08a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officeooo:rsid="001ee931" officeooo:paragraph-rsid="001ee93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size="24pt" fo:font-weight="bold" officeooo:rsid="0020c08a" officeooo:paragraph-rsid="0020c08a" style:font-size-asian="21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20c08a" officeooo:paragraph-rsid="0020c08a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20c08a" officeooo:paragraph-rsid="0020c08a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normal" officeooo:rsid="0020c08a" officeooo:paragraph-rsid="0020c08a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normal" officeooo:rsid="002182f6" officeooo:paragraph-rsid="002182f6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normal" officeooo:rsid="002226e9" officeooo:paragraph-rsid="002226e9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normal" officeooo:rsid="0023a289" officeooo:paragraph-rsid="0023a28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8pt" fo:font-weight="bold" officeooo:rsid="001fa3f2" officeooo:paragraph-rsid="001fa3f2" style:font-size-asian="15.75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normal" officeooo:rsid="00254e27" officeooo:paragraph-rsid="00254e27" style:font-size-asian="13pt" style:font-weight-asian="normal" style:font-size-complex="1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3pt" fo:font-weight="normal" officeooo:rsid="002226e9" officeooo:paragraph-rsid="00254e27" style:font-size-asian="13pt" style:font-weight-asian="normal" style:font-size-complex="1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3pt" fo:font-weight="normal" officeooo:rsid="002182f6" officeooo:paragraph-rsid="00254e27" style:font-size-asian="13pt" style:font-weight-asian="normal" style:font-size-complex="1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3pt" fo:font-weight="normal" officeooo:rsid="0023a289" officeooo:paragraph-rsid="00254e27" style:font-size-asian="13pt" style:font-weight-asian="normal" style:font-size-complex="13pt" style:font-weight-complex="normal"/>
    </style:style>
    <style:style style:name="T1" style:family="text">
      <style:text-properties officeooo:rsid="00254e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 INSTITUTE OF TECHNOLOGY KHARAGPUR</text:p>
      <text:p text:style-name="P3"/>
      <text:p text:style-name="P5">Department of <text:span text:style-name="T1">C</text:span>omputer <text:span text:style-name="T1">S</text:span>cience and <text:span text:style-name="T1">E</text:span>ngineering</text:p>
      <text:p text:style-name="P1"/>
      <text:p text:style-name="P1">Report on</text:p>
      <text:p text:style-name="P1">“Assignment-1 </text:p>
      <text:p text:style-name="P1">Simple Client – Server request response programs”</text:p>
      <text:p text:style-name="P1"/>
      <text:p text:style-name="P1"/>
      <text:p text:style-name="P1"><text:s/></text:p>
      <text:p text:style-name="P2">Submitted by -</text:p>
      <text:p text:style-name="P2"/>
      <text:p text:style-name="P2"><text:span text:style-name="T1">Abhishek Tiwari</text:span></text:p>
      <text:p text:style-name="P2">Roll no. 16CS60R<text:span text:style-name="T1">83</text:span></text:p>
      <text:p text:style-name="P6">TES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S.no.</text:p>
          </table:table-cell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8">Expected</text:p>
            <text:p text:style-name="P8">Output</text:p>
          </table:table-cell>
          <table:table-cell table:style-name="Table1.A1" office:value-type="string">
            <text:p text:style-name="P8">Actual</text:p>
            <text:p text:style-name="P8">Output</text:p>
          </table:table-cell>
          <table:table-cell table:style-name="Table1.E1" office:value-type="string">
            <text:p text:style-name="P8">Pass/Fail</text:p>
          </table:table-cell>
        </table:table-row>
        <table:table-row>
          <table:table-cell table:style-name="Table1.A2" office:value-type="string">
            <text:p text:style-name="P9">1.</text:p>
          </table:table-cell>
          <table:table-cell table:style-name="Table1.A2" office:value-type="string">
            <text:p text:style-name="P9">iit kharagpuriit kharag;<text:line-break/>iit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9">Pass</text:p>
          </table:table-cell>
        </table:table-row>
        <table:table-row>
          <table:table-cell table:style-name="Table1.A2" office:value-type="string">
            <text:p text:style-name="P9">2.</text:p>
          </table:table-cell>
          <table:table-cell table:style-name="Table1.A2" office:value-type="string">
            <text:p text:style-name="P10">Aaabbbaa;<text:line-break/>a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4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3.</text:p>
          </table:table-cell>
          <table:table-cell table:style-name="Table1.A2" office:value-type="string">
            <text:p text:style-name="P10"><text:span text:style-name="T1">To whomsoever it concerns that stirng is given</text:span>;<text:line-break/><text:span text:style-name="T1">ng</text:span></text:p>
          </table:table-cell>
          <table:table-cell table:style-name="Table1.A2" office:value-type="string">
            <text:p text:style-name="P10">string length must be &lt;=30 </text:p>
          </table:table-cell>
          <table:table-cell table:style-name="Table1.A2" office:value-type="string">
            <text:p text:style-name="P10">string length must be &lt;=30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4.</text:p>
          </table:table-cell>
          <table:table-cell table:style-name="Table1.A2" office:value-type="string">
            <text:p text:style-name="P10">;<text:line-break/>a</text:p>
          </table:table-cell>
          <table:table-cell table:style-name="Table1.A2" office:value-type="string">
            <text:p text:style-name="P14">Empty search string. Error</text:p>
          </table:table-cell>
          <table:table-cell table:style-name="Table1.A2" office:value-type="string">
            <text:p text:style-name="P14">Display error and terminate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5.</text:p>
          </table:table-cell>
          <table:table-cell table:style-name="Table1.A2" office:value-type="string">
            <text:p text:style-name="P10">NULL</text:p>
          </table:table-cell>
          <table:table-cell table:style-name="Table1.A2" office:value-type="string">
            <text:p text:style-name="P14">Display error on client side</text:p>
          </table:table-cell>
          <table:table-cell table:style-name="Table1.A2" office:value-type="string">
            <text:p text:style-name="P14">Displays error on client side without terminating server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6.</text:p>
          </table:table-cell>
          <table:table-cell table:style-name="Table1.A2" office:value-type="string">
            <text:p text:style-name="P10">A;</text:p>
          </table:table-cell>
          <table:table-cell table:style-name="Table1.A2" office:value-type="string">
            <text:p text:style-name="P11"><text:span text:style-name="T1">Display </text:span>empty string or keyword <text:span text:style-name="T1">error</text:span></text:p>
          </table:table-cell>
          <table:table-cell table:style-name="Table1.A2" office:value-type="string">
            <text:p text:style-name="P15"><text:span text:style-name="T1">Display </text:span>empty string or keyword <text:span text:style-name="T1">error</text:span>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0">7.</text:p>
          </table:table-cell>
          <table:table-cell table:style-name="Table1.A2" office:value-type="string">
            <text:p text:style-name="P16">Sdghahsa;</text:p>
            <text:p text:style-name="P16">ghdhus</text:p>
          </table:table-cell>
          <table:table-cell table:style-name="Table1.A2" office:value-type="string">
            <text:p text:style-name="P10"><text:s/>keyword must be &lt;=5</text:p>
          </table:table-cell>
          <table:table-cell table:style-name="Table1.A2" office:value-type="string">
            <text:p text:style-name="P10"><text:s/>keyword must be &lt;=5</text:p>
          </table:table-cell>
          <table:table-cell table:style-name="Table1.E2" office:value-type="string">
            <text:p text:style-name="P10">Pass</text:p>
          </table:table-cell>
        </table:table-row>
        <table:table-row>
          <table:table-cell table:style-name="Table1.A2" office:value-type="string">
            <text:p text:style-name="P12">8.</text:p>
          </table:table-cell>
          <table:table-cell table:style-name="Table1.A2" office:value-type="string">
            <text:p text:style-name="P17"><text:span text:style-name="T1">i</text:span>it;</text:p>
            <text:p text:style-name="P17">iit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E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9.</text:p>
          </table:table-cell>
          <table:table-cell table:style-name="Table1.A2" office:value-type="string">
            <text:p text:style-name="P17"><text:span text:style-name="T1">Search me</text:span>;</text:p>
            <text:p text:style-name="P14">search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E2" office:value-type="string">
            <text:p text:style-name="P12">Pass</text:p>
          </table:table-cell>
        </table:table-row>
        <table:table-row>
          <table:table-cell table:style-name="Table1.A2" office:value-type="string">
            <text:p text:style-name="P12">10.</text:p>
          </table:table-cell>
          <table:table-cell table:style-name="Table1.A2" office:value-type="string">
            <text:p text:style-name="P17"><text:span text:style-name="T1">Find me here</text:span>;</text:p>
            <text:p text:style-name="P14">w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E2" office:value-type="string">
            <text:p text:style-name="P12">Pas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06:20:17.758052685</meta:creation-date>
    <dc:date>2017-01-15T20:30:10.878547232</dc:date>
    <meta:editing-duration>PT7M9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2" meta:paragraph-count="71" meta:word-count="147" meta:character-count="783" meta:non-whitespace-character-count="700"/>
  </office:meta>
</office:document-meta>
</file>